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a09fd" fo:background-color="#8e86a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e441d" fo:background-color="#8e86a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f8596" fo:background-color="#8e86a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Mono" fo:font-weight="bold" officeooo:rsid="001e441d" officeooo:paragraph-rsid="001e441d" fo:background-color="#8e86a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Noto Mono" fo:font-weight="bold" officeooo:rsid="001a5d78" officeooo:paragraph-rsid="001a5d78" fo:background-color="transparent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Noto Mono" fo:font-weight="bold" officeooo:rsid="001f8596" officeooo:paragraph-rsid="001f8596" fo:background-color="transparen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Noto Mono" fo:font-weight="bold" officeooo:rsid="0020d44f" officeooo:paragraph-rsid="0020d44f" fo:background-color="transparent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Noto Mono" fo:font-weight="bold" officeooo:rsid="00287dd2" officeooo:paragraph-rsid="00287dd2" fo:background-color="transparent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Noto Mono" fo:font-weight="bold" officeooo:rsid="002890d8" officeooo:paragraph-rsid="002890d8" fo:background-color="transparent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Noto Mono" fo:font-weight="bold" officeooo:rsid="00289016" officeooo:paragraph-rsid="00289016" fo:background-color="transparent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Noto Mono" fo:font-weight="bold" officeooo:rsid="00295496" officeooo:paragraph-rsid="00295496" fo:background-color="transparent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Noto Mono" fo:font-weight="normal" officeooo:rsid="001a5d78" officeooo:paragraph-rsid="001a5d78" fo:background-color="transparent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Noto Mono" fo:font-weight="normal" officeooo:rsid="001e441d" officeooo:paragraph-rsid="001e441d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Noto Mono" fo:font-weight="normal" officeooo:rsid="001f8596" officeooo:paragraph-rsid="001f8596" fo:background-color="transparen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Noto Mono" fo:font-weight="normal" officeooo:rsid="0020d44f" officeooo:paragraph-rsid="0020d44f" fo:background-color="transparen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Noto Mono" fo:font-weight="normal" officeooo:rsid="00242c09" officeooo:paragraph-rsid="00242c09" fo:background-color="transparen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Noto Mono" fo:font-weight="normal" officeooo:rsid="002539b9" officeooo:paragraph-rsid="002539b9" fo:background-color="transparent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Noto Mono" fo:font-weight="normal" officeooo:rsid="001a09fd" officeooo:paragraph-rsid="001a09fd" fo:background-color="transparent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Noto Mono" fo:font-weight="normal" officeooo:rsid="00266c52" officeooo:paragraph-rsid="00266c52" fo:background-color="transparent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Noto Mono" fo:font-weight="normal" officeooo:rsid="00287dd2" officeooo:paragraph-rsid="00287dd2" fo:background-color="transparent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Noto Mono" fo:font-weight="normal" officeooo:rsid="00289016" officeooo:paragraph-rsid="00289016" fo:background-color="transparent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Noto Mono" fo:font-weight="normal" officeooo:rsid="002890d8" officeooo:paragraph-rsid="002890d8" fo:background-color="transparent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Noto Mono" fo:font-weight="normal" officeooo:rsid="00295496" officeooo:paragraph-rsid="00295496" fo:background-color="transparent" style:font-weight-asian="normal" style:font-weight-complex="normal"/>
    </style:style>
    <style:style style:name="P27" style:family="paragraph" style:parent-style-name="Standard">
      <style:paragraph-properties style:line-height-at-least="0.582cm"/>
      <style:text-properties style:font-name="Droid Sans Mono" fo:font-weight="normal" fo:background-color="#191622"/>
    </style:style>
    <style:style style:name="P28" style:family="paragraph" style:parent-style-name="Standard">
      <style:paragraph-properties style:line-height-at-least="0.582cm"/>
      <style:text-properties style:font-name="Droid Sans Mono" fo:font-size="10pt" fo:font-weight="normal" fo:background-color="#191622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0d44f" officeooo:paragraph-rsid="0020d44f" fo:background-color="#191622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539b9" officeooo:paragraph-rsid="002539b9" fo:background-color="#191622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7dd2" officeooo:paragraph-rsid="00287dd2" fo:background-color="#191622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9016" officeooo:paragraph-rsid="00289016" fo:background-color="#191622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90d8" officeooo:paragraph-rsid="002890d8" fo:background-color="#191622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95496" officeooo:paragraph-rsid="00295496" fo:background-color="#191622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style:line-height-at-least="0.582cm"/>
      <style:text-properties fo:color="#e1e1e6" style:font-name="Droid Sans Mono" fo:font-size="10pt" fo:font-weight="normal" fo:background-color="#191622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paragraph-rsid="00295496" fo:background-color="#191622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fo:color="#5a4b81" style:font-name="Droid Sans Mono" fo:font-size="10pt" fo:font-weight="normal" officeooo:rsid="00242c09" officeooo:paragraph-rsid="00242c09" fo:background-color="#191622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5a4b81" style:font-name="Droid Sans Mono" fo:font-size="10pt" fo:font-weight="normal" officeooo:rsid="00266c52" officeooo:paragraph-rsid="00266c52" fo:background-color="#191622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style:line-height-at-least="0.582cm"/>
      <style:text-properties fo:color="#5a4b81" style:font-name="Droid Sans Mono" fo:font-size="10pt" fo:font-weight="normal" fo:background-color="#191622" style:font-size-asian="10pt" style:font-size-complex="10pt"/>
    </style:style>
    <style:style style:name="P40" style:family="paragraph" style:parent-style-name="Standard">
      <style:paragraph-properties style:line-height-at-least="0.582cm"/>
      <style:text-properties fo:font-size="10pt" style:font-size-asian="10pt" style:font-size-complex="10pt"/>
    </style:style>
    <style:style style:name="P41" style:family="paragraph" style:parent-style-name="Standard">
      <style:paragraph-properties fo:text-align="center" style:justify-single-word="false" fo:break-before="page"/>
      <style:text-properties style:font-name="Noto Mono" fo:font-weight="bold" officeooo:rsid="001a09fd" officeooo:paragraph-rsid="001e441d" fo:background-color="#8e86ae" style:font-weight-asian="bold" style:font-weight-complex="bold"/>
    </style:style>
    <style:style style:name="P42" style:family="paragraph" style:parent-style-name="Standard">
      <style:paragraph-properties fo:text-align="center" style:justify-single-word="false" fo:break-before="page"/>
      <style:text-properties style:font-name="Noto Mono" fo:font-weight="bold" officeooo:rsid="001a09fd" officeooo:paragraph-rsid="001f8596" fo:background-color="#8e86ae" style:font-weight-asian="bold" style:font-weight-complex="bold"/>
    </style:style>
    <style:style style:name="P43" style:family="paragraph" style:parent-style-name="Standard" style:list-style-name="L1">
      <style:paragraph-properties fo:text-align="justify" style:justify-single-word="false"/>
      <style:text-properties style:font-name="Noto Mono" fo:font-weight="bold" officeooo:rsid="001a09fd" officeooo:paragraph-rsid="001a09fd" fo:background-color="#8e86ae" style:font-weight-asian="bold" style:font-weight-complex="bold"/>
    </style:style>
    <style:style style:name="P44" style:family="paragraph" style:parent-style-name="Standard" style:list-style-name="L8">
      <style:paragraph-properties fo:text-align="justify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45" style:family="paragraph" style:parent-style-name="Standard" style:list-style-name="L9">
      <style:paragraph-properties fo:text-align="justify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46" style:family="paragraph" style:parent-style-name="Standard" style:list-style-name="L2">
      <style:paragraph-properties fo:text-align="justify" style:justify-single-word="false"/>
      <style:text-properties style:font-name="Noto Mono" fo:font-weight="normal" officeooo:rsid="001a5d78" officeooo:paragraph-rsid="001a5d78" fo:background-color="transparent" style:font-weight-asian="normal" style:font-weight-complex="normal"/>
    </style:style>
    <style:style style:name="P47" style:family="paragraph" style:parent-style-name="Standard" style:list-style-name="L3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48" style:family="paragraph" style:parent-style-name="Standard" style:list-style-name="L4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49" style:family="paragraph" style:parent-style-name="Standard" style:list-style-name="L5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50" style:family="paragraph" style:parent-style-name="Standard" style:list-style-name="L6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51" style:family="paragraph" style:parent-style-name="Standard" style:list-style-name="L7">
      <style:paragraph-properties fo:text-align="justify" style:justify-single-word="false"/>
      <style:text-properties style:font-name="Noto Mono" fo:font-weight="normal" officeooo:rsid="001e441d" officeooo:paragraph-rsid="001e441d" fo:background-color="transparent" style:font-weight-asian="normal" style:font-weight-complex="normal"/>
    </style:style>
    <style:style style:name="P52" style:family="paragraph" style:parent-style-name="Standard" style:list-style-name="L10">
      <style:paragraph-properties fo:text-align="justify" style:justify-single-word="false"/>
      <style:text-properties style:font-name="Noto Mono" fo:font-weight="normal" officeooo:rsid="001f8596" officeooo:paragraph-rsid="001f8596" fo:background-color="transparent" style:font-weight-asian="normal" style:font-weight-complex="normal"/>
    </style:style>
    <style:style style:name="P53" style:family="paragraph" style:parent-style-name="Standard" style:list-style-name="L10">
      <style:paragraph-properties fo:text-align="justify" style:justify-single-word="false"/>
      <style:text-properties style:font-name="Noto Mono" fo:font-weight="normal" officeooo:rsid="0020d44f" officeooo:paragraph-rsid="0020d44f" fo:background-color="transparent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Noto Mono" fo:font-weight="normal" officeooo:rsid="001a09fd" officeooo:paragraph-rsid="002bf7f7" fo:background-color="transparent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Noto Mono" fo:font-weight="normal" officeooo:rsid="002bb61c" officeooo:paragraph-rsid="002bb61c" fo:background-color="transparent" style:font-weight-asian="normal" style:font-weight-complex="normal"/>
    </style:style>
    <style:style style:name="P56" style:family="paragraph" style:parent-style-name="Standard">
      <style:paragraph-properties style:line-height-at-least="0.582cm"/>
      <style:text-properties fo:color="#e1e1e6" style:font-name="Droid Sans Mono" fo:font-size="10pt" fo:font-weight="normal" fo:background-color="#191622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bb61c" officeooo:paragraph-rsid="002bb61c" fo:background-color="#191622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style:line-height-at-least="0.582cm"/>
      <style:text-properties style:font-name="Droid Sans Mono" fo:font-size="10pt" fo:font-weight="normal" fo:background-color="#191622" style:font-size-asian="10pt" style:font-size-complex="10pt"/>
    </style:style>
    <style:style style:name="P59" style:family="paragraph" style:parent-style-name="Standard" style:list-style-name="L11">
      <loext:graphic-properties draw:fill="none"/>
      <style:paragraph-properties fo:text-align="justify" style:justify-single-word="false" fo:background-color="transparent"/>
      <style:text-properties officeooo:paragraph-rsid="002f862a"/>
    </style:style>
    <style:style style:name="P60" style:family="paragraph" style:parent-style-name="Standard">
      <style:paragraph-properties style:line-height-at-least="0.582cm"/>
      <style:text-properties fo:font-size="10pt" style:font-size-asian="10pt" style:font-size-complex="10pt"/>
    </style:style>
    <style:style style:name="P61" style:family="paragraph" style:parent-style-name="Standard">
      <style:paragraph-properties style:line-height-at-least="0.582cm"/>
      <style:text-properties fo:color="#5a4b81" style:font-name="Droid Sans Mono" fo:font-size="10pt" fo:font-weight="normal" fo:background-color="#191622" style:font-size-asian="10pt" style:font-size-complex="10pt"/>
    </style:style>
    <style:style style:name="P62" style:family="paragraph" style:parent-style-name="Standard" style:list-style-name="L9" style:master-page-name="">
      <loext:graphic-properties draw:fill="none"/>
      <style:paragraph-properties fo:margin-left="0.199cm" fo:margin-right="0cm" fo:text-align="justify" style:justify-single-word="false" fo:text-indent="0.4cm" style:auto-text-indent="false" style:page-number="auto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63" style:family="paragraph" style:parent-style-name="Standard" style:list-style-name="L9">
      <loext:graphic-properties draw:fill="none"/>
      <style:paragraph-properties fo:margin-left="0.199cm" fo:margin-right="0cm" fo:text-align="justify" style:justify-single-word="false" fo:text-indent="0.4cm" style:auto-text-indent="false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64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Noto Mono" fo:font-weight="bold" officeooo:rsid="001f8596" officeooo:paragraph-rsid="001f8596" fo:background-color="#fff200" style:font-weight-asian="bold" style:font-weight-complex="bold"/>
    </style:style>
    <style:style style:name="P65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1c416" officeooo:paragraph-rsid="0031c416" fo:background-color="transparent" style:font-weight-asian="normal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24012" officeooo:paragraph-rsid="00324012" fo:background-color="transparent" style:font-weight-asian="normal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normal" officeooo:rsid="002d8d51" officeooo:paragraph-rsid="002d8d51" fo:background-color="transparent" style:font-weight-asian="normal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normal" officeooo:rsid="002f862a" officeooo:paragraph-rsid="002f862a" fo:background-color="transparent" style:font-weight-asian="normal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bold" officeooo:rsid="002f862a" officeooo:paragraph-rsid="002f862a" fo:background-color="transparent" style:font-weight-asian="bold" style:font-weight-complex="bold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tyle="italic" style:text-underline-style="none" fo:font-weight="normal" officeooo:rsid="002f862a" officeooo:paragraph-rsid="002f862a" fo:background-color="transparent" style:font-style-asian="italic" style:font-weight-asian="normal" style:font-style-complex="italic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e1e1e6" style:font-name="Droid Sans Mono" fo:font-size="10pt" style:text-underline-style="none" fo:font-weight="normal" officeooo:rsid="002d8d51" officeooo:paragraph-rsid="002d8d51" fo:background-color="#191622" style:font-size-asian="10pt" style:font-weight-asian="normal" style:font-size-complex="10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e1e1e6" style:font-name="Droid Sans Mono" fo:font-size="10pt" style:text-underline-style="none" fo:font-weight="normal" officeooo:rsid="002f862a" officeooo:paragraph-rsid="002f862a" fo:background-color="#191622" style:font-size-asian="10pt" style:font-weight-asian="normal" style:font-size-complex="10pt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5a4b81" style:font-name="Droid Sans Mono" fo:font-size="10pt" fo:font-weight="normal" officeooo:rsid="0031c416" officeooo:paragraph-rsid="0031c416" fo:background-color="#191622" style:font-size-asian="10pt" style:font-weight-asian="normal" style:font-size-complex="10pt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5a4b81" style:font-name="Droid Sans Mono" fo:font-size="10pt" fo:font-weight="normal" officeooo:rsid="00324012" officeooo:paragraph-rsid="00324012" fo:background-color="#191622" style:font-size-asian="10pt" style:font-weight-asian="normal" style:font-size-complex="10pt" style:font-weight-complex="normal"/>
    </style:style>
    <style:style style:name="P76" style:family="paragraph" style:parent-style-name="Standard">
      <style:paragraph-properties fo:margin-top="0cm" fo:margin-bottom="0.499cm" loext:contextual-spacing="false" style:line-height-at-least="0.582cm"/>
      <style:text-properties fo:font-size="10pt" style:font-size-asian="10pt" style:font-size-complex="10pt"/>
    </style:style>
    <style:style style:name="T1" style:family="text">
      <style:text-properties officeooo:rsid="001e441d"/>
    </style:style>
    <style:style style:name="T2" style:family="text">
      <style:text-properties officeooo:rsid="001f8596"/>
    </style:style>
    <style:style style:name="T3" style:family="text">
      <style:text-properties fo:color="#ff79c6"/>
    </style:style>
    <style:style style:name="T4" style:family="text">
      <style:text-properties fo:color="#e1e1e6"/>
    </style:style>
    <style:style style:name="T5" style:family="text">
      <style:text-properties fo:color="#e1e1e6" fo:font-size="10pt" style:font-size-asian="10pt" style:font-size-complex="10pt"/>
    </style:style>
    <style:style style:name="T6" style:family="text">
      <style:text-properties fo:color="#e1e1e6" fo:font-size="12pt"/>
    </style:style>
    <style:style style:name="T7" style:family="text">
      <style:text-properties fo:color="#e7de79"/>
    </style:style>
    <style:style style:name="T8" style:family="text">
      <style:text-properties fo:color="#e7de79" fo:font-size="12pt"/>
    </style:style>
    <style:style style:name="T9" style:family="text">
      <style:text-properties fo:color="#67e480"/>
    </style:style>
    <style:style style:name="T10" style:family="text">
      <style:text-properties fo:color="#67e480" fo:font-size="10pt" style:font-size-asian="10pt" style:font-size-complex="10pt"/>
    </style:style>
    <style:style style:name="T11" style:family="text">
      <style:text-properties fo:color="#67e480" fo:font-size="12pt"/>
    </style:style>
    <style:style style:name="T12" style:family="text">
      <style:text-properties fo:color="#78d1e1"/>
    </style:style>
    <style:style style:name="T13" style:family="text">
      <style:text-properties fo:color="#5a4b81"/>
    </style:style>
    <style:style style:name="T14" style:family="text">
      <style:text-properties officeooo:rsid="002890d8"/>
    </style:style>
    <style:style style:name="T15" style:family="text">
      <style:text-properties officeooo:rsid="002bf7f7"/>
    </style:style>
    <style:style style:name="T16" style:family="text">
      <style:text-properties fo:font-weight="bold" officeooo:rsid="002bf7f7" style:font-weight-asian="bold" style:font-weight-complex="bold"/>
    </style:style>
    <style:style style:name="T17" style:family="text">
      <style:text-properties style:font-name="Noto Mono" style:text-underline-style="none" fo:font-weight="normal" officeooo:rsid="002f862a" fo:background-color="transparent" loext:char-shading-value="0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e89e64" fo:font-style="italic"/>
    </style:style>
    <style:style style:name="T20" style:family="text">
      <style:text-properties officeooo:rsid="0035625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span text:style-name="T15">E-MAIL: </text:span><text:span text:style-name="T16">kayorenatocontato@gmail.com</text:span></text:p>
      <text:p text:style-name="P54"><text:span text:style-name="T15">SENHA: </text:span><text:span text:style-name="T16">8VCyxXrdK9i3#dD</text:span></text:p>
      <text:p text:style-name="P21"><text:a xlink:type="simple" xlink:href="https://www.notion.so/pt-br" text:style-name="Internet_20_link" text:visited-style-name="Visited_20_Internet_20_Link">https://www.notion.so/pt-br</text:a></text:p>
      <text:p text:style-name="P21"/>
      <text:p text:style-name="P1">LAUNCHBASE</text:p>
      <text:p text:style-name="P1">Fase 01</text:p>
      <text:p text:style-name="P1">Preparação e Estudos</text:p>
      <text:list xml:id="list2056131115" text:style-name="L1">
        <text:list-item>
          <text:p text:style-name="P43">Instruções Básicas</text:p>
        </text:list-item>
        <text:list-item>
          <text:p text:style-name="P43">Fortalecendo sua mentalidade</text:p>
        </text:list-item>
      </text:list>
      <text:p text:style-name="P13"/>
      <text:p text:style-name="P6">Como estudar?</text:p>
      <text:p text:style-name="P13"/>
      <text:list xml:id="list757511992" text:style-name="L2">
        <text:list-item>
          <text:list>
            <text:list-item>
              <text:p text:style-name="P46">Não estude o mínimo Necessário, faça mais do que o que foi pedido;</text:p>
            </text:list-item>
            <text:list-item>
              <text:p text:style-name="P46">Aprenda a ser pesquisador e não seguir somente receita;</text:p>
            </text:list-item>
            <text:list-item>
              <text:p text:style-name="P46">Aprenda a se desafiar;</text:p>
            </text:list-item>
            <text:list-item>
              <text:p text:style-name="P46">Pode ser simples, mas não vai ser fácil;</text:p>
            </text:list-item>
            <text:list-item>
              <text:p text:style-name="P46">Como você lida com a dor?</text:p>
            </text:list-item>
            <text:list-item>
              <text:p text:style-name="P46">Esforço;</text:p>
            </text:list-item>
            <text:list-item>
              <text:p text:style-name="P46">Você não precisa de mais material, você precisa aprender a estudar;</text:p>
            </text:list-item>
            <text:list-item>
              <text:p text:style-name="P46">Revisão/Repetição;</text:p>
            </text:list-item>
            <text:list-item>
              <text:p text:style-name="P46">Comparações x Evolução;</text:p>
            </text:list-item>
            <text:list-item>
              <text:p text:style-name="P46">Controle de ansiedade:</text:p>
              <text:list>
                <text:list-item>
                  <text:p text:style-name="P46">Medo do desconhecido;</text:p>
                </text:list-item>
                <text:list-item>
                  <text:p text:style-name="P46">Querer chegar logo no destino;</text:p>
                  <text:list>
                    <text:list-item>
                      <text:p text:style-name="P46">Maratona x Corrida de 100 metros;</text:p>
                    </text:list-item>
                  </text:list>
                </text:list-item>
                <text:list-item>
                  <text:p text:style-name="P46">Quebre em pequenos pedaços;</text:p>
                </text:list-item>
                <text:list-item>
                  <text:p text:style-name="P46">uso de ferramentas: Checklist, Mapa mental (Notion.so, Whimsical).</text:p>
                </text:list-item>
              </text:list>
            </text:list-item>
          </text:list>
        </text:list-item>
      </text:list>
      <text:p text:style-name="P13"/>
      <text:p text:style-name="P13"/>
      <text:list xml:id="list172051990800253" text:continue-list="list2056131115" text:style-name="L1">
        <text:list-item>
          <text:p text:style-name="P43">Cronograma de Estudos(conceitos)</text:p>
        </text:list-item>
      </text:list>
      <text:p text:style-name="P14"/>
      <text:list xml:id="list562035289" text:style-name="L3">
        <text:list-item>
          <text:p text:style-name="P47">Você precis ter um tempo separado para estudo;</text:p>
        </text:list-item>
        <text:list-item>
          <text:p text:style-name="P47">Concentração x Interrupções;</text:p>
        </text:list-item>
        <text:list-item>
          <text:p text:style-name="P47">Pomodoro.</text:p>
        </text:list-item>
      </text:list>
      <text:p text:style-name="P14"/>
      <text:list xml:id="list172051700265882" text:continue-list="list172051990800253" text:style-name="L1">
        <text:list-item>
          <text:p text:style-name="P43">Fixação de Conteúdo</text:p>
        </text:list-item>
      </text:list>
      <text:p text:style-name="P14"/>
      <text:list xml:id="list3667416450" text:style-name="L4">
        <text:list-item>
          <text:p text:style-name="P48">Assistir aula basta? Garantido que você vai perder tempo: Só assistir e não colocar em prática;</text:p>
        </text:list-item>
        <text:list-item>
          <text:p text:style-name="P48">Entender, Codar, Revisar, Repetir;</text:p>
        </text:list-item>
        <text:list-item>
          <text:p text:style-name="P48">Saber buscar respostas *google, seus próprios códigos;]Ajudar outros, explicar, debater em grupo;</text:p>
        </text:list-item>
        <text:list-item>
          <text:p text:style-name="P48">ENSINAR, Posts em blog, Vídeos, Podcasts;</text:p>
        </text:list-item>
        <text:list-item>
          <text:p text:style-name="P48">Projetos pessoais, prática, experiência</text:p>
        </text:list-item>
      </text:list>
      <text:p text:style-name="P14"/>
      <text:list xml:id="list172051907221420" text:continue-list="list172051700265882" text:style-name="L1">
        <text:list-item>
          <text:p text:style-name="P43">Resultado para a Carreira</text:p>
        </text:list-item>
      </text:list>
      <text:p text:style-name="P15"/>
      <text:list xml:id="list1953229439" text:style-name="L5">
        <text:list-item>
          <text:p text:style-name="P49">Não espere o certificado;</text:p>
        </text:list-item>
        <text:list-item>
          <text:p text:style-name="P49"><text:soft-page-break/>Projetos no GitHub:</text:p>
          <text:list>
            <text:list-item>
              <text:p text:style-name="P49">README.md;</text:p>
            </text:list-item>
          </text:list>
        </text:list-item>
        <text:list-item>
          <text:p text:style-name="P49">Arrume seu Linkedin:</text:p>
          <text:list>
            <text:list-item>
              <text:p text:style-name="P49">Sua apresentação pessoal, você é seu produto;</text:p>
            </text:list-item>
            <text:list-item>
              <text:p text:style-name="P49">Fotos, descrição, palavras chaves, posts semanais;</text:p>
            </text:list-item>
          </text:list>
        </text:list-item>
        <text:list-item>
          <text:p text:style-name="P49">Ajude outros em outras na nossa comunidade e em outras também;</text:p>
        </text:list-item>
        <text:list-item>
          <text:p text:style-name="P49">Você precisa ser visto.</text:p>
        </text:list-item>
      </text:list>
      <text:p text:style-name="P15"/>
      <text:list xml:id="list172052110427634" text:continue-list="list172051907221420" text:style-name="L1">
        <text:list-item>
          <text:p text:style-name="P43">Projetos Pessoais</text:p>
        </text:list-item>
      </text:list>
      <text:p text:style-name="P15"/>
      <text:list xml:id="list1574944743" text:style-name="L6">
        <text:list-item>
          <text:p text:style-name="P50">Observe pessoas próximas a você e como você pode ajudar;</text:p>
        </text:list-item>
        <text:list-item>
          <text:p text:style-name="P50">Pequenos pedaços de um projeto grande;</text:p>
        </text:list-item>
        <text:list-item>
          <text:p text:style-name="P50">App ideias (github);</text:p>
        </text:list-item>
        <text:list-item>
          <text:p text:style-name="P50">MVP imediato;</text:p>
        </text:list-item>
        <text:list-item>
          <text:p text:style-name="P50">dribb<text:span text:style-name="T1">b</text:span>le / pinterest;</text:p>
        </text:list-item>
        <text:list-item>
          <text:p text:style-name="P50">figma para app / whimsical.</text:p>
        </text:list-item>
      </text:list>
      <text:p text:style-name="P15"/>
      <text:list xml:id="list172050807258866" text:continue-list="list172052110427634" text:style-name="L1">
        <text:list-item>
          <text:p text:style-name="P43">Cronograma na Prática</text:p>
        </text:list-item>
      </text:list>
      <text:p text:style-name="P16"/>
      <text:list xml:id="list3556024568" text:style-name="L7">
        <text:list-item>
          <text:p text:style-name="P51">Notion (Cronograma Semanal):</text:p>
          <text:list>
            <text:list-item>
              <text:p text:style-name="P51">/table full page;</text:p>
            </text:list-item>
            <text:list-item>
              <text:p text:style-name="P51">Dia da semana – Hora de início – Hora de término</text:p>
            </text:list-item>
          </text:list>
        </text:list-item>
        <text:list-item>
          <text:p text:style-name="P51">Cronograma da turma:</text:p>
          <text:list>
            <text:list-item>
              <text:p text:style-name="P51">/calendar;</text:p>
            </text:list-item>
            <text:list-item>
              <text:p text:style-name="P51">*Nenhum plano sobrevive ao campo de batalha;</text:p>
            </text:list-item>
            <text:list-item>
              <text:p text:style-name="P51">Faça o seu cronograma, e não siga o cronograma de liber</text:p>
            </text:list-item>
          </text:list>
        </text:list-item>
        <text:list-item>
          <text:p text:style-name="P51">Lista de tarefas;</text:p>
        </text:list-item>
        <text:list-item>
          <text:p text:style-name="P51">Mind Maps.</text:p>
        </text:list-item>
      </text:list>
      <text:p text:style-name="P16"/>
      <text:p text:style-name="P41">LAUNCHBASE</text:p>
      <text:p text:style-name="P2">Fase 01</text:p>
      <text:p text:style-name="P4">Ambiente de Desenvolvimento</text:p>
      <text:list xml:id="list3852680583" text:style-name="L8">
        <text:list-item>
          <text:p text:style-name="P44">Ambiente macOS</text:p>
        </text:list-item>
        <text:list-item>
          <text:p text:style-name="P44">Ambiente Windows</text:p>
        </text:list-item>
        <text:list-item>
          <text:p text:style-name="P44">Ambiente linux</text:p>
        </text:list-item>
      </text:list>
      <text:p text:style-name="P7"/>
      <text:p text:style-name="P7">Node.js</text:p>
      <text:p text:style-name="P7"/>
      <text:p text:style-name="P17">Para começar vamos instalar o Node.js para executar nossos códigos criados com JavaScript, para</text:p>
      <text:p text:style-name="P17">isso, de acordo com sua versão do Linux, utilize os passos de instalação abaixo:</text:p>
      <text:p text:style-name="P17"/>
      <text:p text:style-name="P17"><text:a xlink:type="simple" xlink:href="https://github.com/nodesource/distributions/blob/master/README.md#installation-instructions" text:style-name="Internet_20_link" text:visited-style-name="Visited_20_Internet_20_Link">https://github.com/nodesource/distributions/blob/master/README.md#installation-instructions</text:a></text:p>
      <text:p text:style-name="P17"/>
      <text:p text:style-name="P7">Visual Studio Code</text:p>
      <text:p text:style-name="P7"/>
      <text:p text:style-name="P17">Para escrever nosso código utilizaremos o Visual Studio Code, um editor de códigos muito completo,</text:p>
      <text:p text:style-name="P17">principalmente para JavaScript:</text:p>
      <text:p text:style-name="P17"/>
      <text:p text:style-name="P17"><text:a xlink:type="simple" xlink:href="https://code.visualstudio.com/download" text:style-name="Internet_20_link" text:visited-style-name="Visited_20_Internet_20_Link">https://code.visualstudio.com/download</text:a></text:p>
      <text:p text:style-name="P17"/>
      <text:p text:style-name="P7">Google Chrome</text:p>
      <text:p text:style-name="P17"/>
      <text:p text:style-name="P17">Para visualizar nossas aplicações iremos utilizar o browser Google Chrome:</text:p>
      <text:p text:style-name="P17"/>
      <text:p text:style-name="P17"><text:a xlink:type="simple" xlink:href="https://www.google.com/intl/pt-BR/chrome/" text:style-name="Internet_20_link" text:visited-style-name="Visited_20_Internet_20_Link">https://www.google.com/intl/pt-BR/chrome/</text:a></text:p>
      <text:p text:style-name="P17"/>
      <text:p text:style-name="P17"/>
      <text:p text:style-name="P42">LAUNCHBASE</text:p>
      <text:p text:style-name="P3">Fase 0<text:span text:style-name="T2">2</text:span></text:p>
      <text:p text:style-name="P5">Introdução à programação WEB</text:p>
      <text:list xml:id="list1441758168" text:style-name="L9">
        <text:list-item>
          <text:p text:style-name="P45">Iniciando com a programação web</text:p>
        </text:list-item>
      </text:list>
      <text:p text:style-name="P17"/>
      <text:p text:style-name="P7">O que é programação?</text:p>
      <text:list xml:id="list3733980981" text:style-name="L10">
        <text:list-item>
          <text:p text:style-name="P52">Ensinar o computador;</text:p>
        </text:list-item>
        <text:list-item>
          <text:p text:style-name="P52">Algoritmos</text:p>
          <text:list>
            <text:list-item>
              <text:p text:style-name="P52">Conjunto de regras;</text:p>
            </text:list-item>
          </text:list>
        </text:list-item>
        <text:list-item>
          <text:p text:style-name="P52">Softwares;</text:p>
        </text:list-item>
        <text:list-item>
          <text:p text:style-name="P52">Linguagem;</text:p>
        </text:list-item>
      </text:list>
      <text:p text:style-name="P8">Linguagens de Programação:</text:p>
      <text:list xml:id="list172051289411426" text:continue-numbering="true" text:style-name="L10">
        <text:list-item>
          <text:p text:style-name="P53">Diversas:</text:p>
          <text:list>
            <text:list-item>
              <text:p text:style-name="P53">Python;</text:p>
            </text:list-item>
            <text:list-item>
              <text:p text:style-name="P53">Java;</text:p>
            </text:list-item>
            <text:list-item>
              <text:p text:style-name="P53">PHP;</text:p>
            </text:list-item>
            <text:list-item>
              <text:p text:style-name="P53">JavaScript.</text:p>
            </text:list-item>
          </text:list>
        </text:list-item>
        <text:list-item>
          <text:p text:style-name="P53">Tipos de aplicativos:</text:p>
          <text:list>
            <text:list-item>
              <text:p text:style-name="P53">Desktop;</text:p>
            </text:list-item>
            <text:list-item>
              <text:p text:style-name="P53">Web;</text:p>
            </text:list-item>
            <text:list-item>
              <text:p text:style-name="P53">Mobile.</text:p>
            </text:list-item>
          </text:list>
        </text:list-item>
      </text:list>
      <text:p text:style-name="P8">Por que JavaScript?</text:p>
      <text:list xml:id="list172052382841148" text:continue-numbering="true" text:style-name="L10">
        <text:list-item>
          <text:list>
            <text:list-item>
              <text:p text:style-name="P53">Moderna:</text:p>
              <text:list>
                <text:list-item>
                  <text:p text:style-name="P53">Comunidade;</text:p>
                </text:list-item>
                <text:list-item>
                  <text:p text:style-name="P53">Popularidade</text:p>
                </text:list-item>
              </text:list>
            </text:list-item>
            <text:list-item>
              <text:p text:style-name="P53">Está em todos os lugares;</text:p>
            </text:list-item>
            <text:list-item>
              <text:p text:style-name="P53">Fácil:</text:p>
              <text:list>
                <text:list-item>
                  <text:p text:style-name="P53">De escrever;</text:p>
                </text:list-item>
                <text:list-item>
                  <text:p text:style-name="P53">De aprender.</text:p>
                </text:list-item>
              </text:list>
            </text:list-item>
          </text:list>
        </text:list-item>
      </text:list>
      <text:p text:style-name="P8">Como programar?</text:p>
      <text:list xml:id="list172051713213676" text:continue-numbering="true" text:style-name="L10">
        <text:list-item>
          <text:list>
            <text:list-item>
              <text:list>
                <text:list-item>
                  <text:p text:style-name="P53">Aprender a linguagem;</text:p>
                </text:list-item>
                <text:list-item>
                  <text:p text:style-name="P53">Ter um ambiente de desenvolvimento;</text:p>
                </text:list-item>
                <text:list-item>
                  <text:p text:style-name="P53">Codar!</text:p>
                </text:list-item>
              </text:list>
            </text:list-item>
          </text:list>
        </text:list-item>
      </text:list>
      <text:p text:style-name="P17"/>
      <text:list xml:id="list172052296140715" text:continue-list="list1441758168" text:style-name="L9">
        <text:list-item>
          <text:p text:style-name="P45">Iniciando no JavaScript</text:p>
        </text:list-item>
      </text:list>
      <text:p text:style-name="P18"/>
      <text:p text:style-name="P29"><text:span text:style-name="T3">const</text:span> nome <text:span text:style-name="T3">=</text:span> <text:span text:style-name="T7">'Thiago Bootcamp'</text:span></text:p>
      <text:p text:style-name="P27"><text:span text:style-name="T5">console.</text:span><text:span text:style-name="T10">log</text:span><text:span text:style-name="T5">(nome)</text:span></text:p>
      <text:p text:style-name="P18"/>
      <text:list xml:id="list172052547352375" text:continue-numbering="true" text:style-name="L9">
        <text:list-item>
          <text:p text:style-name="P45">Comentários, Strings e Numbers</text:p>
        </text:list-item>
      </text:list>
      <text:p text:style-name="P19"/>
      <text:p text:style-name="P37">// Criar um programa que calcula a média</text:p>
      <text:p text:style-name="P39">// das notas entre alunos e envia</text:p>
      <text:p text:style-name="P39">// mensagem do cálculo da média.</text:p>
      <text:p text:style-name="P40"/>
      <text:p text:style-name="P35"><text:span text:style-name="T3">const</text:span> aluno01 <text:span text:style-name="T3">=</text:span> <text:span text:style-name="T7">'Thiago'</text:span></text:p>
      <text:p text:style-name="P35"><text:span text:style-name="T3">const</text:span> aluno02 <text:span text:style-name="T3">=</text:span> <text:span text:style-name="T7">"Carlos"</text:span></text:p>
      <text:p text:style-name="P35"><text:span text:style-name="T3">const</text:span> aluno03 <text:span text:style-name="T3">=</text:span> <text:span text:style-name="T7">`Valeska e </text:span><text:span text:style-name="T3">${</text:span>aluno01<text:span text:style-name="T3">}</text:span><text:span text:style-name="T7">`</text:span></text:p>
      <text:p text:style-name="P35"><text:span text:style-name="T3">const</text:span> notaAluno01 <text:span text:style-name="T3">=</text:span> <text:span text:style-name="T12">9.8</text:span></text:p>
      <text:p text:style-name="P35"><text:span text:style-name="T3">const</text:span> notaAluno02 <text:span text:style-name="T3">=</text:span> <text:span text:style-name="T12">10</text:span></text:p>
      <text:p text:style-name="P40"><text:soft-page-break/></text:p>
      <text:p text:style-name="P35">console.<text:span text:style-name="T9">log</text:span>(aluno03)</text:p>
      <text:p text:style-name="P35">console.<text:span text:style-name="T9">log</text:span>(<text:span text:style-name="T3">typeof</text:span> aluno01)</text:p>
      <text:p text:style-name="P28"><text:span text:style-name="T4">console.</text:span><text:span text:style-name="T9">log</text:span><text:span text:style-name="T4">(</text:span><text:span text:style-name="T3">typeof</text:span><text:span text:style-name="T4"> notaAluno01)</text:span></text:p>
      <text:p text:style-name="P19"/>
      <text:list xml:id="list172051926928409" text:continue-numbering="true" text:style-name="L9">
        <text:list-item>
          <text:p text:style-name="P45">Fazendo cálculos com JavaScript</text:p>
        </text:list-item>
      </text:list>
      <text:p text:style-name="P20"/>
      <text:p text:style-name="P30"><text:span text:style-name="T3">const</text:span> aluno01 <text:span text:style-name="T3">=</text:span> <text:span text:style-name="T7">'Thiago'</text:span></text:p>
      <text:p text:style-name="P35"><text:span text:style-name="T3">const</text:span> aluno02 <text:span text:style-name="T3">=</text:span> <text:span text:style-name="T7">'Carlos'</text:span></text:p>
      <text:p text:style-name="P35"><text:span text:style-name="T3">const</text:span> aluno03 <text:span text:style-name="T3">=</text:span> <text:span text:style-name="T7">'Fulano'</text:span></text:p>
      <text:p text:style-name="P35"><text:span text:style-name="T3">const</text:span> notaAluno01 <text:span text:style-name="T3">=</text:span> <text:span text:style-name="T12">9.8</text:span></text:p>
      <text:p text:style-name="P35"><text:span text:style-name="T3">const</text:span> notaAluno02 <text:span text:style-name="T3">=</text:span> <text:span text:style-name="T12">10</text:span></text:p>
      <text:p text:style-name="P35"><text:span text:style-name="T3">const</text:span> notaAluno03 <text:span text:style-name="T3">=</text:span> <text:span text:style-name="T12">2</text:span></text:p>
      <text:p text:style-name="P40"/>
      <text:p text:style-name="P35"><text:span text:style-name="T3">const</text:span> media <text:span text:style-name="T3">=</text:span> (notaAluno01 <text:span text:style-name="T3">+</text:span> notaAluno02 <text:span text:style-name="T3">+</text:span> notaAluno03) <text:span text:style-name="T3">/</text:span> <text:span text:style-name="T12">3</text:span></text:p>
      <text:p text:style-name="P40"/>
      <text:p text:style-name="P28"><text:span text:style-name="T4">console.</text:span><text:span text:style-name="T9">log</text:span><text:span text:style-name="T4">(media)</text:span></text:p>
      <text:p text:style-name="P20"/>
      <text:list xml:id="list172051722331514" text:continue-numbering="true" text:style-name="L9">
        <text:list-item>
          <text:p text:style-name="P45">Condicionais</text:p>
        </text:list-item>
      </text:list>
      <text:p text:style-name="P20"/>
      <text:p text:style-name="P30"><text:span text:style-name="T3">const</text:span> aluno01 <text:span text:style-name="T3">=</text:span> <text:span text:style-name="T7">'Thiago'</text:span></text:p>
      <text:p text:style-name="P35"><text:span text:style-name="T3">const</text:span> notaAluno01 <text:span text:style-name="T3">=</text:span> <text:span text:style-name="T12">9.8</text:span></text:p>
      <text:p text:style-name="P40"/>
      <text:p text:style-name="P35"><text:span text:style-name="T3">const</text:span> aluno02 <text:span text:style-name="T3">=</text:span> <text:span text:style-name="T7">'Carlos'</text:span></text:p>
      <text:p text:style-name="P35"><text:span text:style-name="T3">const</text:span> notaAluno02 <text:span text:style-name="T3">=</text:span> <text:span text:style-name="T12">10</text:span></text:p>
      <text:p text:style-name="P40"/>
      <text:p text:style-name="P35"><text:span text:style-name="T3">const</text:span> aluno03 <text:span text:style-name="T3">=</text:span> <text:span text:style-name="T7">'Fulano'</text:span></text:p>
      <text:p text:style-name="P35"><text:span text:style-name="T3">const</text:span> notaAluno03 <text:span text:style-name="T3">=</text:span> <text:span text:style-name="T12">2</text:span></text:p>
      <text:p text:style-name="P40"/>
      <text:p text:style-name="P35"><text:span text:style-name="T3">const</text:span> media <text:span text:style-name="T3">=</text:span> (notaAluno01 <text:span text:style-name="T3">+</text:span> notaAluno02 <text:span text:style-name="T3">+</text:span> notaAluno03) <text:span text:style-name="T3">/</text:span> <text:span text:style-name="T12">3</text:span></text:p>
      <text:p text:style-name="P40"/>
      <text:p text:style-name="P39">// Se a média for maior que 5, parabenizar a turma</text:p>
      <text:p text:style-name="P35"><text:span text:style-name="T3">if</text:span> (media <text:span text:style-name="T3">&gt;</text:span> <text:span text:style-name="T12">5</text:span>) {</text:p>
      <text:p text:style-name="P35"><text:tab/>console.<text:span text:style-name="T9">log</text:span>(<text:span text:style-name="T7">`A média foi de </text:span><text:span text:style-name="T3">${</text:span>media<text:span text:style-name="T3">}</text:span><text:span text:style-name="T7">. Parabéns!`</text:span>)</text:p>
      <text:p text:style-name="P35">} <text:span text:style-name="T3">else</text:span> {</text:p>
      <text:p text:style-name="P35"><text:tab/>console.<text:span text:style-name="T9">log</text:span>(<text:span text:style-name="T7">`A média é menor que 5!`</text:span>)</text:p>
      <text:p text:style-name="P35">}</text:p>
      <text:p text:style-name="P20"/>
      <text:list xml:id="list172051476557835" text:continue-numbering="true" text:style-name="L9">
        <text:list-item>
          <text:p text:style-name="P45">Operadores relacionais e comparativos</text:p>
        </text:list-item>
      </text:list>
      <text:p text:style-name="P22"/>
      <text:p text:style-name="P9">Operadores de Comparação:</text:p>
      <text:p text:style-name="P23">&gt; maior</text:p>
      <text:p text:style-name="P23">&lt; menor</text:p>
      <text:p text:style-name="P23">&gt;= maior igual a</text:p>
      <text:p text:style-name="P23">&lt;= menor igual a</text:p>
      <text:p text:style-name="P23">== igual a</text:p>
      <text:p text:style-name="P23">=== igual e do mesmo tipo</text:p>
      <text:p text:style-name="P23"><text:soft-page-break/>!= diferente de</text:p>
      <text:p text:style-name="P23">!== diferente, inclusive do tipo</text:p>
      <text:p text:style-name="P23"/>
      <text:p text:style-name="P31">console.<text:span text:style-name="T9">log</text:span>( <text:span text:style-name="T12">5</text:span> <text:span text:style-name="T3">&gt;</text:span> <text:span text:style-name="T12">4</text:span> ) <text:span text:style-name="T13">//true</text:span></text:p>
      <text:p text:style-name="P35">console.<text:span text:style-name="T9">log</text:span>( <text:span text:style-name="T12">5</text:span> <text:span text:style-name="T3">&lt;</text:span> <text:span text:style-name="T12">4</text:span> ) <text:span text:style-name="T13">// false</text:span></text:p>
      <text:p text:style-name="P35">console.<text:span text:style-name="T9">log</text:span>( <text:span text:style-name="T12">5</text:span> <text:span text:style-name="T3">&gt;=</text:span> <text:span text:style-name="T12">4</text:span> ) <text:span text:style-name="T13">// true</text:span></text:p>
      <text:p text:style-name="P35">console.<text:span text:style-name="T9">log</text:span>( <text:span text:style-name="T12">4</text:span> <text:span text:style-name="T3">&lt;=</text:span> <text:span text:style-name="T12">4</text:span> ) <text:span text:style-name="T13">// true</text:span></text:p>
      <text:p text:style-name="P35">console.<text:span text:style-name="T9">log</text:span>( <text:span text:style-name="T12">4</text:span> <text:span text:style-name="T3">==</text:span> <text:span text:style-name="T7">"4"</text:span> ) <text:span text:style-name="T13">//true</text:span></text:p>
      <text:p text:style-name="P35">console.<text:span text:style-name="T9">log</text:span>( <text:span text:style-name="T12">4</text:span> <text:span text:style-name="T3">===</text:span> <text:span text:style-name="T7">"4"</text:span> ) <text:span text:style-name="T13">// false</text:span></text:p>
      <text:p text:style-name="P35">console.<text:span text:style-name="T9">log</text:span>( <text:span text:style-name="T12">4</text:span> <text:span text:style-name="T3">!=</text:span> <text:span text:style-name="T7">"5"</text:span> ) <text:span text:style-name="T13">// true</text:span></text:p>
      <text:p text:style-name="P28"><text:span text:style-name="T4">console.</text:span><text:span text:style-name="T9">log</text:span><text:span text:style-name="T4">( </text:span><text:span text:style-name="T12">4</text:span><text:span text:style-name="T4"> </text:span><text:span text:style-name="T3">!==</text:span><text:span text:style-name="T4"> </text:span><text:span text:style-name="T7">"5"</text:span><text:span text:style-name="T4"> ) </text:span><text:span text:style-name="T13">// true</text:span></text:p>
      <text:p text:style-name="P22"/>
      <text:p text:style-name="P22"/>
      <text:p text:style-name="P38">// verificar se a pessoa é maior igual a 18 anos</text:p>
      <text:p text:style-name="P39">// se sim, deixar entrar, se não, bloquear a entrada</text:p>
      <text:p text:style-name="P40"/>
      <text:p text:style-name="P35"><text:span text:style-name="T3">const</text:span> idade <text:span text:style-name="T3">=</text:span> <text:span text:style-name="T12">17</text:span></text:p>
      <text:p text:style-name="P35"><text:span text:style-name="T3">if</text:span>(idade <text:span text:style-name="T3">&gt;=</text:span> <text:span text:style-name="T12">18</text:span>){</text:p>
      <text:p text:style-name="P35"><text:tab/>console.<text:span text:style-name="T9">log</text:span>(<text:span text:style-name="T7">`Deixar entrar!`</text:span>)</text:p>
      <text:p text:style-name="P35">} <text:span text:style-name="T3">else</text:span> {</text:p>
      <text:p text:style-name="P35"><text:tab/>console.<text:span text:style-name="T9">log</text:span>(<text:span text:style-name="T7">`Entrada bloqueada!`</text:span>)</text:p>
      <text:p text:style-name="P35">}</text:p>
      <text:p text:style-name="P40"/>
      <text:p text:style-name="P39">// se a pessoa tiver 17 anos, avisar para voltar quando fizer 18 anos</text:p>
      <text:p text:style-name="P35"><text:span text:style-name="T3">if</text:span>(idade <text:span text:style-name="T3">===</text:span> <text:span text:style-name="T12">17</text:span>){</text:p>
      <text:p text:style-name="P35"><text:tab/>console.<text:span text:style-name="T9">log</text:span>(<text:span text:style-name="T7">`Volte quando tiver 18 anos!`</text:span>)</text:p>
      <text:p text:style-name="P35">}</text:p>
      <text:p text:style-name="P22"/>
      <text:list xml:id="list172051593335473" text:continue-numbering="true" text:style-name="L9">
        <text:list-item>
          <text:p text:style-name="P45">Operadores lógicos e aritméticos</text:p>
        </text:list-item>
      </text:list>
      <text:p text:style-name="P24"/>
      <text:p text:style-name="P11">Operadores Lógicos:</text:p>
      <text:p text:style-name="P24">&amp;&amp; “E” As duas condições devem ser verdadeiras para que a condição final seja verdadeira.</text:p>
      <text:p text:style-name="P24">|| “OU” Uma das condições deve ser verdadeira para que a condição final seja verdadeira.</text:p>
      <text:p text:style-name="P24">! “NÃO” <text:span text:style-name="T14">Nega uma condição.</text:span></text:p>
      <text:p text:style-name="P24"/>
      <text:p text:style-name="P32">console.<text:span text:style-name="T9">log</text:span>( <text:span text:style-name="T12">5</text:span> <text:span text:style-name="T3">==</text:span> <text:span text:style-name="T12">5</text:span> <text:span text:style-name="T3">&amp;&amp;</text:span> <text:span text:style-name="T12">6</text:span> <text:span text:style-name="T3">==</text:span> <text:span text:style-name="T12">6</text:span> ) <text:span text:style-name="T13">// true</text:span></text:p>
      <text:p text:style-name="P35">console.<text:span text:style-name="T9">log</text:span>( <text:span text:style-name="T12">5</text:span> <text:span text:style-name="T3">==</text:span> <text:span text:style-name="T12">5</text:span> <text:span text:style-name="T3">&amp;&amp;</text:span> <text:span text:style-name="T12">6</text:span> <text:span text:style-name="T3">!=</text:span> <text:span text:style-name="T12">6</text:span> ) <text:span text:style-name="T13">// false</text:span></text:p>
      <text:p text:style-name="P40"/>
      <text:p text:style-name="P35">console.<text:span text:style-name="T9">log</text:span>( <text:span text:style-name="T12">5</text:span> <text:span text:style-name="T3">==</text:span> <text:span text:style-name="T12">5</text:span> <text:span text:style-name="T3">||</text:span> <text:span text:style-name="T12">6</text:span> <text:span text:style-name="T3">==</text:span> <text:span text:style-name="T12">6</text:span> ) <text:span text:style-name="T13">// true</text:span></text:p>
      <text:p text:style-name="P35">console.<text:span text:style-name="T9">log</text:span>( <text:span text:style-name="T12">5</text:span> <text:span text:style-name="T3">==</text:span> <text:span text:style-name="T12">5</text:span> <text:span text:style-name="T3">||</text:span> <text:span text:style-name="T12">6</text:span> <text:span text:style-name="T3">!=</text:span> <text:span text:style-name="T12">6</text:span> ) <text:span text:style-name="T13">// true</text:span></text:p>
      <text:p text:style-name="P40"/>
      <text:p text:style-name="P35">console.<text:span text:style-name="T9">log</text:span>( <text:span text:style-name="T3">!</text:span>(<text:span text:style-name="T12">5</text:span> <text:span text:style-name="T3">&gt;</text:span> <text:span text:style-name="T12">6</text:span>) ) <text:span text:style-name="T13">// true</text:span></text:p>
      <text:p text:style-name="P28"><text:span text:style-name="T4">console.</text:span><text:span text:style-name="T9">log</text:span><text:span text:style-name="T4">( </text:span><text:span text:style-name="T3">!</text:span><text:span text:style-name="T4">(</text:span><text:span text:style-name="T12">5</text:span><text:span text:style-name="T4"> </text:span><text:span text:style-name="T3">&lt;</text:span><text:span text:style-name="T4"> </text:span><text:span text:style-name="T12">6</text:span><text:span text:style-name="T4">) ) </text:span><text:span text:style-name="T13">// false</text:span></text:p>
      <text:p text:style-name="P24"/>
      <text:p text:style-name="P24"/>
      <text:p text:style-name="P32"><text:soft-page-break/><text:span text:style-name="T3">const</text:span> idade <text:span text:style-name="T3">=</text:span> <text:span text:style-name="T12">16</text:span></text:p>
      <text:p text:style-name="P35"><text:span text:style-name="T3">if</text:span>(<text:span text:style-name="T3">!</text:span>(idade <text:span text:style-name="T3">&gt;=</text:span> <text:span text:style-name="T12">18</text:span>) <text:span text:style-name="T3">||</text:span> (idade <text:span text:style-name="T3">===</text:span> <text:span text:style-name="T12">17</text:span>)){</text:p>
      <text:p text:style-name="P35"><text:tab/>console.<text:span text:style-name="T9">log</text:span>(<text:span text:style-name="T7">`Entrada bloqueada!`</text:span>)</text:p>
      <text:p text:style-name="P35">} <text:span text:style-name="T3">else</text:span> {</text:p>
      <text:p text:style-name="P35"><text:tab/>console.<text:span text:style-name="T9">log</text:span>(<text:span text:style-name="T7">`Deixar entrar!`</text:span>)</text:p>
      <text:p text:style-name="P35">}</text:p>
      <text:p text:style-name="P24"/>
      <text:p text:style-name="P10">Operadores Aritméticos:</text:p>
      <text:p text:style-name="P25">* Multiplicação</text:p>
      <text:p text:style-name="P25">/ Divisão</text:p>
      <text:p text:style-name="P25">% Resto da divisão</text:p>
      <text:p text:style-name="P25">+ Adição</text:p>
      <text:p text:style-name="P25">- Subtração</text:p>
      <text:p text:style-name="P25"/>
      <text:p text:style-name="P33">console.<text:span text:style-name="T9">log</text:span>( <text:span text:style-name="T12">2</text:span> <text:span text:style-name="T3">*</text:span> <text:span text:style-name="T12">2</text:span>) <text:span text:style-name="T13">// 4</text:span></text:p>
      <text:p text:style-name="P35">console.<text:span text:style-name="T9">log</text:span>( <text:span text:style-name="T12">2</text:span> <text:span text:style-name="T3">/</text:span> <text:span text:style-name="T12">2</text:span>) <text:span text:style-name="T13">// 1</text:span></text:p>
      <text:p text:style-name="P35">console.<text:span text:style-name="T9">log</text:span>( <text:span text:style-name="T12">2</text:span> <text:span text:style-name="T3">%</text:span> <text:span text:style-name="T12">1.5</text:span>) <text:span text:style-name="T13">// 0.5</text:span></text:p>
      <text:p text:style-name="P35">console.<text:span text:style-name="T9">log</text:span>( <text:span text:style-name="T12">2</text:span> <text:span text:style-name="T3">+</text:span> <text:span text:style-name="T12">2</text:span>) <text:span text:style-name="T13">// 4</text:span></text:p>
      <text:p text:style-name="P28"><text:span text:style-name="T4">console.</text:span><text:span text:style-name="T9">log</text:span><text:span text:style-name="T4">( </text:span><text:span text:style-name="T12">2</text:span><text:span text:style-name="T4"> </text:span><text:span text:style-name="T3">-</text:span><text:span text:style-name="T4"> </text:span><text:span text:style-name="T12">2</text:span><text:span text:style-name="T4">) </text:span><text:span text:style-name="T13">// 0</text:span></text:p>
      <text:p text:style-name="P24"/>
      <text:list xml:id="list172051110600827" text:continue-numbering="true" text:style-name="L9">
        <text:list-item>
          <text:p text:style-name="P45">Desafio 1-1</text:p>
        </text:list-item>
      </text:list>
      <text:p text:style-name="P26"/>
      <text:p text:style-name="P12">Cálculo de IMC</text:p>
      <text:p text:style-name="P26">Crie um programa para calcular o IMC e nível de obesidade de uma pessoa.</text:p>
      <text:p text:style-name="P26">Comece criando constantes para armazenar o nome, peso, altura e sexo de uma pessoa, por exemplo:</text:p>
      <text:p text:style-name="P26">const nome = "Carlos";</text:p>
      <text:p text:style-name="P26">const peso = 84;</text:p>
      <text:p text:style-name="P26">const altura = 1.88;</text:p>
      <text:p text:style-name="P26">A partir desses dados armazene em uma constante chamada imc o cálculo do índice de massa corporal definido pela fórmula abaixo:</text:p>
      <text:p text:style-name="P26">peso / (altura * altura);</text:p>
      <text:p text:style-name="P26">Baseado no valor obtido através desse cálculo exiba as seguintes mensagens:</text:p>
      <text:p text:style-name="P26">SE o IMC maior ou igual a 30: Carlos você está acima do peso;</text:p>
      <text:p text:style-name="P26">SE o IMC menor que 29.9: Carlos você não está acima do peso;</text:p>
      <text:p text:style-name="P26"/>
      <text:p text:style-name="P36"><text:span text:style-name="T3">const</text:span> nome <text:span text:style-name="T3">=</text:span> <text:span text:style-name="T7">'Thiago Carlos'</text:span></text:p>
      <text:p text:style-name="P35"><text:span text:style-name="T3">const</text:span> peso <text:span text:style-name="T3">=</text:span> <text:span text:style-name="T12">92</text:span></text:p>
      <text:p text:style-name="P35"><text:span text:style-name="T3">const</text:span> altura <text:span text:style-name="T3">=</text:span> <text:span text:style-name="T12">1.86</text:span></text:p>
      <text:p text:style-name="P35"><text:span text:style-name="T3">let</text:span> mensagem <text:span text:style-name="T3">=</text:span> <text:span text:style-name="T7">``</text:span></text:p>
      <text:p text:style-name="P35"><text:span text:style-name="T3">let</text:span> imc <text:span text:style-name="T3">=</text:span> (peso <text:span text:style-name="T3">/</text:span> (altura <text:span text:style-name="T3">*</text:span> altura))</text:p>
      <text:p text:style-name="P35"><text:span text:style-name="T3">if</text:span>(imc <text:span text:style-name="T3">&gt;=</text:span> <text:span text:style-name="T12">30</text:span>){</text:p>
      <text:p text:style-name="P35"><text:tab/>mensagem <text:span text:style-name="T3">=</text:span> <text:span text:style-name="T7">`</text:span><text:span text:style-name="T3">${</text:span>nome<text:span text:style-name="T3">}</text:span><text:span text:style-name="T7"> você está acima do peso!`</text:span></text:p>
      <text:p text:style-name="P35">} <text:span text:style-name="T3">else</text:span> {</text:p>
      <text:p text:style-name="P35"><text:tab/>mensagem <text:span text:style-name="T3">=</text:span> <text:span text:style-name="T7">`</text:span><text:span text:style-name="T3">${</text:span>nome<text:span text:style-name="T3">}</text:span><text:span text:style-name="T7"> você não está acima do peso!`</text:span></text:p>
      <text:p text:style-name="P35">}</text:p>
      <text:p text:style-name="P28"><text:span text:style-name="T4">console.</text:span><text:span text:style-name="T9">log</text:span><text:span text:style-name="T4">(mensagem)</text:span></text:p>
      <text:p text:style-name="P26"><text:soft-page-break/></text:p>
      <text:p text:style-name="P26"/>
      <text:p text:style-name="P12">Cálculo de aposentadoria</text:p>
      <text:p text:style-name="P26">Crie um programa para calcular a aposentadoria de uma pessoa.</text:p>
      <text:p text:style-name="P26">Obs.: Esse cálculo é fictício, dentro da aposentadoria existem muitos outros fatores para serem levados em conta :)</text:p>
      <text:p text:style-name="P26">Comece criando constantes para armazenar nome, sexo, idade e contribuicao(em anos), por exemplo:</text:p>
      <text:p text:style-name="P26">const nome = "Silvana";</text:p>
      <text:p text:style-name="P26">const sexo = "F";</text:p>
      <text:p text:style-name="P26">const idade = 48;</text:p>
      <text:p text:style-name="P26">const contribuicao = 23;</text:p>
      <text:p text:style-name="P26">Baseado nos valores acima utilize as fórmulas a seguir para calcular se a pessoa está apta ou não para se aposentar e no fim imprima uma mensagem em tela.</text:p>
      <text:p text:style-name="P26">O tempo de contribuição mínimo para homens é de 35 anos e, para mulheres, 30 anos;</text:p>
      <text:p text:style-name="P26">Utilizando a regra 85-95, a soma da idade com o tempo de contribuição do homem precisa ser de no mínimo 95 anos, enquanto a mulher precisa ter no mínimo 85 anos na soma;</text:p>
      <text:p text:style-name="P26">Com base nas regras acima imprima na tela as mensagens:</text:p>
      <text:p text:style-name="P26">SE a pessoa estiver aposentada: Silvana, você pode se aposentar!;</text:p>
      <text:p text:style-name="P26">SE a pessoa NÃO estiver aposentada: Silvana, você ainda não pode se aposentar!;</text:p>
      <text:p text:style-name="P26"/>
      <text:p text:style-name="P34"><text:span text:style-name="T3">const</text:span> nome <text:span text:style-name="T3">=</text:span> <text:span text:style-name="T7">'Thiago Carlos'</text:span></text:p>
      <text:p text:style-name="P35"><text:span text:style-name="T3">const</text:span> sexo <text:span text:style-name="T3">=</text:span> <text:span text:style-name="T7">'F'</text:span></text:p>
      <text:p text:style-name="P35"><text:span text:style-name="T3">const</text:span> idade <text:span text:style-name="T3">=</text:span> <text:span text:style-name="T12">54</text:span></text:p>
      <text:p text:style-name="P35"><text:span text:style-name="T3">const</text:span> contribuicao <text:span text:style-name="T3">=</text:span> <text:span text:style-name="T12">30</text:span></text:p>
      <text:p text:style-name="P35"><text:span text:style-name="T3">const</text:span> calculoContribuicao <text:span text:style-name="T3">=</text:span> contribuicao <text:span text:style-name="T3">+</text:span> idade</text:p>
      <text:p text:style-name="P35"><text:span text:style-name="T3">let</text:span> mensagem <text:span text:style-name="T3">=</text:span> <text:span text:style-name="T7">``</text:span></text:p>
      <text:p text:style-name="P40"/>
      <text:p text:style-name="P35"><text:span text:style-name="T3">const</text:span> aposentadoriaHomem <text:span text:style-name="T3">=</text:span> sexo <text:span text:style-name="T3">==</text:span> <text:span text:style-name="T7">'M'</text:span> <text:span text:style-name="T3">&amp;&amp;</text:span> contribuicao <text:span text:style-name="T3">&gt;=</text:span> <text:span text:style-name="T12">35</text:span> <text:span text:style-name="T3">&amp;&amp;</text:span> calculoContribuicao <text:span text:style-name="T3">&gt;=</text:span> <text:span text:style-name="T12">95</text:span></text:p>
      <text:p text:style-name="P35"><text:span text:style-name="T3">const</text:span> aposentadoriaMulher <text:span text:style-name="T3">=</text:span> sexo <text:span text:style-name="T3">==</text:span> <text:span text:style-name="T7">'F'</text:span> <text:span text:style-name="T3">&amp;&amp;</text:span> contribuicao <text:span text:style-name="T3">&gt;=</text:span> <text:span text:style-name="T12">30</text:span> <text:span text:style-name="T3">&amp;&amp;</text:span> calculoContribuicao <text:span text:style-name="T3">&gt;=</text:span> <text:span text:style-name="T12">85</text:span></text:p>
      <text:p text:style-name="P40"/>
      <text:p text:style-name="P35"><text:span text:style-name="T3">if</text:span>(aposentadoriaHomem <text:span text:style-name="T3">||</text:span> aposentadoriaMulher){</text:p>
      <text:p text:style-name="P35"><text:tab/>mensagem <text:span text:style-name="T3">=</text:span> <text:span text:style-name="T7">`</text:span><text:span text:style-name="T3">${</text:span>nome<text:span text:style-name="T3">}</text:span><text:span text:style-name="T7"> você pode se aposentar!`</text:span></text:p>
      <text:p text:style-name="P35">} <text:span text:style-name="T3">else</text:span> {</text:p>
      <text:p text:style-name="P35"><text:tab/>mensagem <text:span text:style-name="T3">=</text:span> <text:span text:style-name="T7">`</text:span><text:span text:style-name="T3">${</text:span>nome<text:span text:style-name="T3">}</text:span><text:span text:style-name="T7"> você não pode se aposentar!`</text:span></text:p>
      <text:p text:style-name="P35">}</text:p>
      <text:p text:style-name="P40"/>
      <text:p text:style-name="P28"><text:span text:style-name="T4">console.</text:span><text:span text:style-name="T9">log</text:span><text:span text:style-name="T4">(mensagem)</text:span></text:p>
      <text:p text:style-name="P26"/>
      <text:list xml:id="list172050692276692" text:continue-numbering="true" text:style-name="L9">
        <text:list-item>
          <text:p text:style-name="P45">Objetos</text:p>
        </text:list-item>
      </text:list>
      <text:p text:style-name="P55"/>
      <text:p text:style-name="P55"/>
      <text:p text:style-name="P55"><text:soft-page-break/></text:p>
      <text:p text:style-name="P57"><text:span text:style-name="T3">const</text:span> aluno01 <text:span text:style-name="T3">=</text:span> {</text:p>
      <text:p text:style-name="P35"><text:tab/>nome<text:span text:style-name="T3">:</text:span> <text:span text:style-name="T7">'Thiago'</text:span>,</text:p>
      <text:p text:style-name="P35"><text:tab/>nota<text:span text:style-name="T3">:</text:span> <text:span text:style-name="T12">9.8</text:span></text:p>
      <text:p text:style-name="P35">}</text:p>
      <text:p text:style-name="P40"/>
      <text:p text:style-name="P35"><text:span text:style-name="T3">const</text:span> aluno02 <text:span text:style-name="T3">=</text:span> {</text:p>
      <text:p text:style-name="P35"><text:tab/>nome<text:span text:style-name="T3">:</text:span> <text:span text:style-name="T7">'Carlos'</text:span>,</text:p>
      <text:p text:style-name="P35"><text:tab/>nota<text:span text:style-name="T3">:</text:span> <text:span text:style-name="T12">10</text:span></text:p>
      <text:p text:style-name="P35">}</text:p>
      <text:p text:style-name="P40"/>
      <text:p text:style-name="P35"><text:span text:style-name="T3">const</text:span> aluno03 <text:span text:style-name="T3">=</text:span> {</text:p>
      <text:p text:style-name="P35"><text:tab/>nome<text:span text:style-name="T3">:</text:span> <text:span text:style-name="T7">'Fulano'</text:span>,</text:p>
      <text:p text:style-name="P35"><text:tab/>nota<text:span text:style-name="T3">:</text:span> <text:span text:style-name="T12">2</text:span></text:p>
      <text:p text:style-name="P35">}</text:p>
      <text:p text:style-name="P40"/>
      <text:p text:style-name="P35"><text:span text:style-name="T3">const</text:span> media <text:span text:style-name="T3">=</text:span> (aluno01.nota <text:span text:style-name="T3">+</text:span> aluno02.nota <text:span text:style-name="T3">+</text:span> aluno03.nota) <text:span text:style-name="T3">/</text:span> <text:span text:style-name="T12">3</text:span></text:p>
      <text:p text:style-name="P40"/>
      <text:p text:style-name="P35">console.<text:span text:style-name="T9">log</text:span>(<text:span text:style-name="T7">`Media: </text:span><text:span text:style-name="T3">${</text:span>media.<text:span text:style-name="T9">toFixed</text:span>(<text:span text:style-name="T12">2</text:span>)<text:span text:style-name="T3">}</text:span><text:span text:style-name="T7">`</text:span>)</text:p>
      <text:p text:style-name="P28"><text:span text:style-name="T4">console.</text:span><text:span text:style-name="T9">log</text:span><text:span text:style-name="T4">(aluno01)</text:span></text:p>
      <text:p text:style-name="P55"/>
      <text:p text:style-name="P55"/>
      <text:list xml:id="list172052225489134" text:continue-numbering="true" text:style-name="L9">
        <text:list-item>
          <text:p text:style-name="P62">Vetores</text:p>
        </text:list-item>
      </text:list>
      <text:p text:style-name="P68"/>
      <text:p text:style-name="P72"><text:span text:style-name="T3">const</text:span> alunos <text:span text:style-name="T3">=</text:span> [</text:p>
      <text:p text:style-name="P35"><text:tab/>{</text:p>
      <text:p text:style-name="P35"><text:tab/><text:tab/>nome<text:span text:style-name="T3">:</text:span> <text:span text:style-name="T7">'Thiago'</text:span>,</text:p>
      <text:p text:style-name="P35"><text:tab/><text:tab/>nota<text:span text:style-name="T3">:</text:span> <text:span text:style-name="T12">9.8</text:span></text:p>
      <text:p text:style-name="P35"><text:tab/>},</text:p>
      <text:p text:style-name="P35"><text:tab/>{</text:p>
      <text:p text:style-name="P35"><text:tab/><text:tab/>nome<text:span text:style-name="T3">:</text:span> <text:span text:style-name="T7">'Carlos'</text:span>,</text:p>
      <text:p text:style-name="P35"><text:tab/><text:tab/>nota<text:span text:style-name="T3">:</text:span> <text:span text:style-name="T12">10</text:span></text:p>
      <text:p text:style-name="P35"><text:tab/>},</text:p>
      <text:p text:style-name="P35"><text:tab/>{</text:p>
      <text:p text:style-name="P35"><text:tab/><text:tab/>nome<text:span text:style-name="T3">:</text:span> <text:span text:style-name="T7">'Fulano'</text:span>,</text:p>
      <text:p text:style-name="P35"><text:tab/><text:tab/>nota<text:span text:style-name="T3">:</text:span> <text:span text:style-name="T12">2</text:span></text:p>
      <text:p text:style-name="P35"><text:tab/>}</text:p>
      <text:p text:style-name="P35">]</text:p>
      <text:p text:style-name="P35"><text:span text:style-name="T3">const</text:span> nomeDeAlunos <text:span text:style-name="T3">=</text:span> [<text:span text:style-name="T7">'Thiago'</text:span>, <text:span text:style-name="T7">'Carlos'</text:span>, <text:span text:style-name="T7">'Fulano'</text:span>]</text:p>
      <text:p text:style-name="P35"><text:span text:style-name="T3">const</text:span> media <text:span text:style-name="T3">=</text:span> (alunos[<text:span text:style-name="T12">0</text:span>].nota <text:span text:style-name="T3">+</text:span> alunos[<text:span text:style-name="T12">1</text:span>].nota <text:span text:style-name="T3">+</text:span> alunos[<text:span text:style-name="T12">2</text:span>].nota) <text:span text:style-name="T3">/</text:span> <text:span text:style-name="T12">3</text:span></text:p>
      <text:p text:style-name="P35">console.<text:span text:style-name="T9">log</text:span>(nomeDeAlunos)</text:p>
      <text:p text:style-name="P35">console.<text:span text:style-name="T9">log</text:span>(alunos)</text:p>
      <text:p text:style-name="P28"><text:span text:style-name="T4">console.</text:span><text:span text:style-name="T9">log</text:span><text:span text:style-name="T4">(media.</text:span><text:span text:style-name="T9">toFixed</text:span><text:span text:style-name="T4">(</text:span><text:span text:style-name="T12">2</text:span><text:span text:style-name="T4">))</text:span></text:p>
      <text:p text:style-name="P68"/>
      <text:p text:style-name="P68"/>
      <text:list xml:id="list172051384924522" text:continue-numbering="true" text:style-name="L9">
        <text:list-item>
          <text:p text:style-name="P63"><text:soft-page-break/>Desafio 1-2</text:p>
        </text:list-item>
      </text:list>
      <text:p text:style-name="P69"/>
      <text:p text:style-name="P70">Construção e impressão de objetos</text:p>
      <text:p text:style-name="P69">Crie um programa que armazena dados da empresa Rocketseat dentro de um objeto chamado empresa. Os dados a serem armazenados são:</text:p>
      <text:p text:style-name="P69"/>
      <text:list xml:id="list1379074851" text:style-name="L11">
        <text:list-item>
          <text:p text:style-name="P59"><text:span text:style-name="T17">Nome: Rocketseat</text:span></text:p>
        </text:list-item>
        <text:list-item>
          <text:p text:style-name="P59"><text:span text:style-name="T17">Cor: Roxo</text:span></text:p>
        </text:list-item>
        <text:list-item>
          <text:p text:style-name="P59"><text:span text:style-name="T17">Foco: Programação</text:span></text:p>
        </text:list-item>
        <text:list-item>
          <text:p text:style-name="P59"><text:span text:style-name="T17">Endereço:</text:span></text:p>
          <text:list>
            <text:list-item>
              <text:p text:style-name="P59"><text:span text:style-name="T17">Rua: Rua Guilherme Gembala</text:span></text:p>
            </text:list-item>
            <text:list-item>
              <text:p text:style-name="P59"><text:span text:style-name="T17">Número: 260</text:span></text:p>
            </text:list-item>
          </text:list>
        </text:list-item>
      </text:list>
      <text:p text:style-name="P69"/>
      <text:p text:style-name="P69">Obs.: Para armazenar os dados de endereço da empresa você pode criar objetos intercalados.</text:p>
      <text:p text:style-name="P69"/>
      <text:p text:style-name="P69">Imprima em tela utilizando console.log o nome da empresa e seu endereço no seguinte formato:</text:p>
      <text:p text:style-name="P69"/>
      <text:p text:style-name="P71">A empresa Rocketseat está localizada em Rua Guilherme Gembala, 260</text:p>
      <text:p text:style-name="P69"/>
      <text:p text:style-name="P69">Obs. Para imprimir em tela utilize o formato de template strings.</text:p>
      <text:p text:style-name="P69"/>
      <text:p text:style-name="P73"><text:span text:style-name="T3">const</text:span> empresa <text:span text:style-name="T3">=</text:span> {</text:p>
      <text:p text:style-name="P35"><text:tab/>nome<text:span text:style-name="T3">:</text:span> <text:span text:style-name="T7">'Rocketseat'</text:span>,</text:p>
      <text:p text:style-name="P35"><text:tab/>cor<text:span text:style-name="T3">:</text:span> <text:span text:style-name="T7">'Roxo'</text:span>,</text:p>
      <text:p text:style-name="P35"><text:tab/>foco<text:span text:style-name="T3">:</text:span> <text:span text:style-name="T7">'Programação'</text:span>,</text:p>
      <text:p text:style-name="P35"><text:tab/>endereço<text:span text:style-name="T3">:</text:span> {</text:p>
      <text:p text:style-name="P35"><text:tab/><text:tab/>rua<text:span text:style-name="T3">:</text:span><text:span text:style-name="T7">'Rua Guilherme Gembala'</text:span>,</text:p>
      <text:p text:style-name="P35"><text:tab/><text:tab/>numero<text:span text:style-name="T3">:</text:span> <text:span text:style-name="T12">260</text:span></text:p>
      <text:p text:style-name="P35"><text:tab/>}</text:p>
      <text:p text:style-name="P35">}</text:p>
      <text:p text:style-name="P28"><text:span text:style-name="T4">console.</text:span><text:span text:style-name="T9">log</text:span><text:span text:style-name="T4">(</text:span><text:span text:style-name="T7">`A empresa </text:span><text:span text:style-name="T3">${</text:span><text:span text:style-name="T4">empresa.nome</text:span><text:span text:style-name="T3">}</text:span><text:span text:style-name="T7"> está localizada em </text:span><text:span text:style-name="T3">${</text:span><text:span text:style-name="T4">empresa.endereço.rua</text:span><text:span text:style-name="T3">}</text:span><text:span text:style-name="T7">, </text:span><text:span text:style-name="T3">${</text:span><text:span text:style-name="T4">empresa.endereço.numero</text:span><text:span text:style-name="T3">}</text:span><text:span text:style-name="T7">.`</text:span><text:span text:style-name="T4">)</text:span></text:p>
      <text:p text:style-name="P69"/>
      <text:p text:style-name="P70">Vetores e objetos</text:p>
      <text:p text:style-name="P69">Crie um programa com um objeto para armazenar dados de um programador como nome, idade e tecnologias que trabalha.</text:p>
      <text:p text:style-name="P69"/>
      <text:p text:style-name="P69">Um programador pode trabalhar com várias tecnologias, por isso armazene essas tecnologias em um array.</text:p>
      <text:p text:style-name="P69"/>
      <text:p text:style-name="P69">As tecnologias também devem ser objetos contendo nome e especialidade, use as tecnologias abaixo:</text:p>
      <text:p text:style-name="P69"><text:tab/>{ nome: 'C++', especialidade: 'Desktop' }</text:p>
      <text:p text:style-name="P69"><text:tab/>{ nome: 'Python', especialidade: 'Data Science' }</text:p>
      <text:p text:style-name="P69"><text:tab/>{ nome: 'JavaScript', especialidade: 'Web/Mobile' }</text:p>
      <text:p text:style-name="P69">Imprima em tela o nome e especialidade da primeira tecnologia que o usuário utiliza no seguinte formato:</text:p>
      <text:p text:style-name="P69"/>
      <text:p text:style-name="P69"><text:soft-page-break/><text:span text:style-name="T18">O usuário Carlos tem 32 anos e usa a tecnologia C++ com especialidade em Desktop</text:span></text:p>
      <text:p text:style-name="P69"/>
      <text:list xml:id="list172051741419389" text:continue-list="list172051384924522" text:style-name="L9">
        <text:list-item>
          <text:p text:style-name="P63">Funções e métodos</text:p>
        </text:list-item>
      </text:list>
      <text:p text:style-name="P66"/>
      <text:p text:style-name="P74">// Criar um programa que calcula a média das turmas de alunos</text:p>
      <text:p text:style-name="P39">// e envia mensagem do cálculo da média.</text:p>
      <text:p text:style-name="P40"/>
      <text:p text:style-name="P35"><text:span text:style-name="T3">const</text:span> alunosDaTurmaA <text:span text:style-name="T3">=</text:span> [</text:p>
      <text:p text:style-name="P35"><text:tab/>{</text:p>
      <text:p text:style-name="P35"><text:tab/><text:tab/>nome<text:span text:style-name="T3">:</text:span> <text:span text:style-name="T7">'Thiago'</text:span>,</text:p>
      <text:p text:style-name="P35"><text:tab/><text:tab/>nota<text:span text:style-name="T3">:</text:span> <text:span text:style-name="T12">1.8</text:span></text:p>
      <text:p text:style-name="P35"><text:tab/>},</text:p>
      <text:p text:style-name="P35"><text:tab/>{</text:p>
      <text:p text:style-name="P35"><text:tab/><text:tab/>nome<text:span text:style-name="T3">:</text:span> <text:span text:style-name="T7">'Carlos'</text:span>,</text:p>
      <text:p text:style-name="P35"><text:tab/><text:tab/>nota<text:span text:style-name="T3">:</text:span> <text:span text:style-name="T12">10</text:span></text:p>
      <text:p text:style-name="P35"><text:tab/>},</text:p>
      <text:p text:style-name="P35"><text:tab/>{</text:p>
      <text:p text:style-name="P35"><text:tab/><text:tab/>nome<text:span text:style-name="T3">:</text:span> <text:span text:style-name="T7">'Fulano'</text:span>,</text:p>
      <text:p text:style-name="P35"><text:tab/><text:tab/>nota<text:span text:style-name="T3">:</text:span> <text:span text:style-name="T12">2</text:span></text:p>
      <text:p text:style-name="P35"><text:tab/>}</text:p>
      <text:p text:style-name="P35">]</text:p>
      <text:p text:style-name="P35"><text:span text:style-name="T3">const</text:span> alunosDaTurmaB <text:span text:style-name="T3">=</text:span> [</text:p>
      <text:p text:style-name="P35"><text:tab/>{</text:p>
      <text:p text:style-name="P35"><text:tab/><text:tab/>nome<text:span text:style-name="T3">:</text:span> <text:span text:style-name="T7">'Silva'</text:span>,</text:p>
      <text:p text:style-name="P35"><text:tab/><text:tab/>nota<text:span text:style-name="T3">:</text:span> <text:span text:style-name="T12">10</text:span></text:p>
      <text:p text:style-name="P35"><text:tab/>},</text:p>
      <text:p text:style-name="P35"><text:tab/>{</text:p>
      <text:p text:style-name="P35"><text:tab/><text:tab/>nome<text:span text:style-name="T3">:</text:span> <text:span text:style-name="T7">'Robson'</text:span>,</text:p>
      <text:p text:style-name="P35"><text:tab/><text:tab/>nota<text:span text:style-name="T3">:</text:span> <text:span text:style-name="T12">10</text:span></text:p>
      <text:p text:style-name="P35"><text:tab/>},</text:p>
      <text:p text:style-name="P35"><text:tab/>{</text:p>
      <text:p text:style-name="P35"><text:tab/><text:tab/>nome<text:span text:style-name="T3">:</text:span> <text:span text:style-name="T7">'Ciclano'</text:span>,</text:p>
      <text:p text:style-name="P35"><text:tab/><text:tab/>nota<text:span text:style-name="T3">:</text:span> <text:span text:style-name="T12">0</text:span></text:p>
      <text:p text:style-name="P35"><text:tab/>}</text:p>
      <text:p text:style-name="P35">]</text:p>
      <text:p text:style-name="P40"/>
      <text:p text:style-name="P35"><text:span text:style-name="T3">function</text:span> <text:span text:style-name="T9">calculaMedia</text:span>(<text:span text:style-name="T19">array</text:span>){</text:p>
      <text:p text:style-name="P35"><text:span text:style-name="T3"><text:tab/>return</text:span> ((array[<text:span text:style-name="T12">0</text:span>].nota <text:span text:style-name="T3">+</text:span> array[<text:span text:style-name="T12">1</text:span>].nota <text:span text:style-name="T3">+</text:span> array[<text:span text:style-name="T12">2</text:span>].nota) <text:span text:style-name="T3">/</text:span> array.length).<text:span text:style-name="T9">toFixed</text:span>(<text:span text:style-name="T12">2</text:span>)</text:p>
      <text:p text:style-name="P35">}</text:p>
      <text:p text:style-name="P40"/>
      <text:p text:style-name="P35"><text:span text:style-name="T3">const</text:span> media1 <text:span text:style-name="T3">=</text:span> <text:span text:style-name="T9">calculaMedia</text:span>(alunosDaTurmaA)</text:p>
      <text:p text:style-name="P35"><text:span text:style-name="T3">const</text:span> media2 <text:span text:style-name="T3">=</text:span> <text:span text:style-name="T9">calculaMedia</text:span>(alunosDaTurmaB)</text:p>
      <text:p text:style-name="P40"/>
      <text:p text:style-name="P35"><text:span text:style-name="T3">function</text:span> <text:span text:style-name="T9">enviaMensagem</text:span>(<text:span text:style-name="T19">media</text:span>, <text:span text:style-name="T19">turma</text:span>){</text:p>
      <text:p text:style-name="P35"><text:soft-page-break/><text:span text:style-name="T3"><text:tab/>if</text:span> (media <text:span text:style-name="T3">&gt;</text:span> <text:span text:style-name="T12">5</text:span>) {</text:p>
      <text:p text:style-name="P35"><text:tab/><text:tab/>console.<text:span text:style-name="T9">log</text:span>(<text:span text:style-name="T7">`A media da turma </text:span><text:span text:style-name="T3">${</text:span>turma<text:span text:style-name="T3">}</text:span><text:span text:style-name="T7"> foi de </text:span><text:span text:style-name="T3">${</text:span>media<text:span text:style-name="T3">}</text:span><text:span text:style-name="T7">. Parabéns!`</text:span>)</text:p>
      <text:p text:style-name="P35"><text:tab/>} <text:span text:style-name="T3">else</text:span> {</text:p>
      <text:p text:style-name="P35"><text:tab/><text:tab/>console.<text:span text:style-name="T9">log</text:span>(<text:span text:style-name="T7">`A media da turma </text:span><text:span text:style-name="T3">${</text:span>turma<text:span text:style-name="T3">}</text:span><text:span text:style-name="T7"> é menor que 5!`</text:span>)</text:p>
      <text:p text:style-name="P35"><text:tab/>}</text:p>
      <text:p text:style-name="P35">}</text:p>
      <text:p text:style-name="P40"/>
      <text:p text:style-name="P35">console.<text:span text:style-name="T9">log</text:span>(<text:span text:style-name="T9">enviaMensagem</text:span>(media1, <text:span text:style-name="T7">'turmaA'</text:span>))</text:p>
      <text:p text:style-name="P28"><text:span text:style-name="T4">console.</text:span><text:span text:style-name="T9">log</text:span><text:span text:style-name="T4">(</text:span><text:span text:style-name="T9">enviaMensagem</text:span><text:span text:style-name="T4">(media2, </text:span><text:span text:style-name="T7">'turmaB'</text:span><text:span text:style-name="T4">))</text:span></text:p>
      <text:p text:style-name="P66"/>
      <text:list xml:id="list172051517231175" text:continue-numbering="true" text:style-name="L9">
        <text:list-item>
          <text:p text:style-name="P63">Estrutura de repetição</text:p>
        </text:list-item>
      </text:list>
      <text:p text:style-name="P67"/>
      <text:p text:style-name="P75">// Criar um programa que calcula a média das turmas de alunos</text:p>
      <text:p text:style-name="P39">// e envia mensagem do cálculo da média.</text:p>
      <text:p text:style-name="P40"/>
      <text:p text:style-name="P35"><text:span text:style-name="T3">const</text:span> alunosDaTurmaA <text:span text:style-name="T3">=</text:span> [</text:p>
      <text:p text:style-name="P35"><text:tab/>{</text:p>
      <text:p text:style-name="P35"><text:tab/><text:tab/>nome<text:span text:style-name="T3">:</text:span> <text:span text:style-name="T7">'Thiago'</text:span>,</text:p>
      <text:p text:style-name="P35"><text:tab/><text:tab/>nota<text:span text:style-name="T3">:</text:span> <text:span text:style-name="T12">1.8</text:span></text:p>
      <text:p text:style-name="P35"><text:tab/>},</text:p>
      <text:p text:style-name="P35"><text:tab/>{</text:p>
      <text:p text:style-name="P35"><text:tab/><text:tab/>nome<text:span text:style-name="T3">:</text:span> <text:span text:style-name="T7">'Carlos'</text:span>,</text:p>
      <text:p text:style-name="P35"><text:tab/><text:tab/>nota<text:span text:style-name="T3">:</text:span> <text:span text:style-name="T12">10</text:span></text:p>
      <text:p text:style-name="P35"><text:tab/>},</text:p>
      <text:p text:style-name="P35"><text:tab/>{</text:p>
      <text:p text:style-name="P35"><text:tab/><text:tab/>nome<text:span text:style-name="T3">:</text:span> <text:span text:style-name="T7">'Fulano'</text:span>,</text:p>
      <text:p text:style-name="P35"><text:tab/><text:tab/>nota<text:span text:style-name="T3">:</text:span> <text:span text:style-name="T12">2</text:span></text:p>
      <text:p text:style-name="P35"><text:tab/>},</text:p>
      <text:p text:style-name="P35"><text:tab/>{</text:p>
      <text:p text:style-name="P35"><text:tab/><text:tab/>nome<text:span text:style-name="T3">:</text:span> <text:span text:style-name="T7">'Outro aluno'</text:span>,</text:p>
      <text:p text:style-name="P35"><text:tab/><text:tab/>nota<text:span text:style-name="T3">:</text:span> <text:span text:style-name="T12">10</text:span></text:p>
      <text:p text:style-name="P35"><text:tab/>}</text:p>
      <text:p text:style-name="P35">]</text:p>
      <text:p text:style-name="P35"><text:span text:style-name="T3">const</text:span> alunosDaTurmaB <text:span text:style-name="T3">=</text:span> [</text:p>
      <text:p text:style-name="P35"><text:tab/>{</text:p>
      <text:p text:style-name="P35"><text:tab/><text:tab/>nome<text:span text:style-name="T3">:</text:span> <text:span text:style-name="T7">'Silva'</text:span>,</text:p>
      <text:p text:style-name="P35"><text:tab/><text:tab/>nota<text:span text:style-name="T3">:</text:span> <text:span text:style-name="T12">10</text:span></text:p>
      <text:p text:style-name="P35"><text:tab/>},</text:p>
      <text:p text:style-name="P35"><text:tab/>{</text:p>
      <text:p text:style-name="P35"><text:tab/><text:tab/>nome<text:span text:style-name="T3">:</text:span> <text:span text:style-name="T7">'Robson'</text:span>,</text:p>
      <text:p text:style-name="P35"><text:tab/><text:tab/>nota<text:span text:style-name="T3">:</text:span> <text:span text:style-name="T12">10</text:span></text:p>
      <text:p text:style-name="P35"><text:tab/>},</text:p>
      <text:p text:style-name="P35"><text:tab/>{</text:p>
      <text:p text:style-name="P35"><text:tab/><text:tab/>nome<text:span text:style-name="T3">:</text:span> <text:span text:style-name="T7">'Ciclano'</text:span>,</text:p>
      <text:p text:style-name="P35"><text:soft-page-break/><text:tab/><text:tab/>nota<text:span text:style-name="T3">:</text:span> <text:span text:style-name="T12">0</text:span></text:p>
      <text:p text:style-name="P35"><text:tab/>},</text:p>
      <text:p text:style-name="P35"><text:tab/>{</text:p>
      <text:p text:style-name="P35"><text:tab/><text:tab/>nome<text:span text:style-name="T3">:</text:span> <text:span text:style-name="T7">'Novo Aluno'</text:span>,</text:p>
      <text:p text:style-name="P35"><text:tab/><text:tab/>nota<text:span text:style-name="T3">:</text:span> <text:span text:style-name="T12">5</text:span></text:p>
      <text:p text:style-name="P35"><text:tab/>}</text:p>
      <text:p text:style-name="P35">]</text:p>
      <text:p text:style-name="P40"/>
      <text:p text:style-name="P35"><text:span text:style-name="T3">function</text:span> <text:span text:style-name="T9">calculaMedia</text:span>(<text:span text:style-name="T19">alunos</text:span>){</text:p>
      <text:p text:style-name="P35"><text:span text:style-name="T3"><text:tab/>let</text:span> soma <text:span text:style-name="T3">=</text:span> <text:span text:style-name="T12">0</text:span></text:p>
      <text:p text:style-name="P35"><text:span text:style-name="T3"><text:tab/>for</text:span>(<text:span text:style-name="T3">let</text:span> i <text:span text:style-name="T3">=</text:span> <text:span text:style-name="T12">0</text:span>; i <text:span text:style-name="T3">&lt;</text:span> alunos.length; i<text:span text:style-name="T3">++</text:span>){</text:p>
      <text:p text:style-name="P35"><text:tab/><text:tab/>soma <text:span text:style-name="T3">=</text:span> soma <text:span text:style-name="T3">+</text:span> alunos[i].nota</text:p>
      <text:p text:style-name="P35"><text:tab/>}</text:p>
      <text:p text:style-name="P40"/>
      <text:p text:style-name="P35"><text:span text:style-name="T3"><text:tab/>const</text:span> media <text:span text:style-name="T3">=</text:span> soma <text:span text:style-name="T3">/</text:span> alunos.length</text:p>
      <text:p text:style-name="P35"><text:span text:style-name="T3"><text:tab/>return</text:span> media</text:p>
      <text:p text:style-name="P35">}</text:p>
      <text:p text:style-name="P76"/>
      <text:p text:style-name="P35"><text:span text:style-name="T3">const</text:span> media1 <text:span text:style-name="T3">=</text:span> <text:span text:style-name="T9">calculaMedia</text:span>(alunosDaTurmaA)</text:p>
      <text:p text:style-name="P35"><text:span text:style-name="T3">const</text:span> media2 <text:span text:style-name="T3">=</text:span> <text:span text:style-name="T9">calculaMedia</text:span>(alunosDaTurmaB)</text:p>
      <text:p text:style-name="P40"/>
      <text:p text:style-name="P35"><text:span text:style-name="T3">function</text:span> <text:span text:style-name="T9">enviaMensagem</text:span>(<text:span text:style-name="T19">media</text:span>, <text:span text:style-name="T19">turma</text:span>){</text:p>
      <text:p text:style-name="P35"><text:span text:style-name="T3"><text:tab/>if</text:span> (media <text:span text:style-name="T3">&gt;</text:span> <text:span text:style-name="T12">5</text:span>) {</text:p>
      <text:p text:style-name="P35"><text:tab/><text:tab/>console.<text:span text:style-name="T9">log</text:span>(<text:span text:style-name="T7">`A media da turma </text:span><text:span text:style-name="T3">${</text:span>turma<text:span text:style-name="T3">}</text:span><text:span text:style-name="T7"> foi de </text:span><text:span text:style-name="T3">${</text:span>media<text:span text:style-name="T3">}</text:span><text:span text:style-name="T7">. Parabéns!`</text:span>)</text:p>
      <text:p text:style-name="P35"><text:tab/>} <text:span text:style-name="T3">else</text:span> {</text:p>
      <text:p text:style-name="P35"><text:tab/><text:tab/>console.<text:span text:style-name="T9">log</text:span>(<text:span text:style-name="T7">`A media da turma </text:span><text:span text:style-name="T3">${</text:span>turma<text:span text:style-name="T3">}</text:span><text:span text:style-name="T7"> é menor que 5!`</text:span>)</text:p>
      <text:p text:style-name="P35"><text:tab/>}</text:p>
      <text:p text:style-name="P35">}</text:p>
      <text:p text:style-name="P40"/>
      <text:p text:style-name="P35">console.<text:span text:style-name="T9">log</text:span>(<text:span text:style-name="T9">enviaMensagem</text:span>(media1, <text:span text:style-name="T7">'turmaA'</text:span>))</text:p>
      <text:p text:style-name="P28"><text:span text:style-name="T4">console.</text:span><text:span text:style-name="T9">log</text:span><text:span text:style-name="T4">(</text:span><text:span text:style-name="T9">enviaMensagem</text:span><text:span text:style-name="T4">(media2, </text:span><text:span text:style-name="T7">'turmaB'</text:span><text:span text:style-name="T4">))</text:span></text:p>
      <text:p text:style-name="P67"/>
      <text:list xml:id="list172052072260704" text:continue-numbering="true" text:style-name="L9">
        <text:list-item>
          <text:p text:style-name="P63">Escopos</text:p>
          <text:p text:style-name="P65"/>
        </text:list-item>
        <text:list-item>
          <text:p text:style-name="P63">Desafio 1-3</text:p>
        </text:list-item>
      </text:list>
      <text:p text:style-name="P64">desafio1-3_funcoesSomaDespesasReceitas.js</text:p>
      <text:list xml:id="list172051625627205" text:continue-numbering="true" text:style-name="L9">
        <text:list-item>
          <text:p text:style-name="P63">Boleanos</text:p>
        </text:list-item>
        <text:list-item>
          <text:p text:style-name="P63">Organização, padronização e escrita</text:p>
        </text:list-item>
        <text:list-item>
          <text:p text:style-name="P63">Desafio 1-4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background-color="#8e86a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1T15:00:36.729814277</meta:creation-date>
    <dc:date>2021-10-26T17:20:50.247123410</dc:date>
    <meta:editing-duration>PT4H1M38S</meta:editing-duration>
    <meta:editing-cycles>10</meta:editing-cycles>
    <meta:generator>LibreOffice/6.1.5.2$Linux_X86_64 LibreOffice_project/10$Build-2</meta:generator>
    <meta:document-statistic meta:table-count="0" meta:image-count="0" meta:object-count="0" meta:page-count="13" meta:paragraph-count="433" meta:word-count="2010" meta:character-count="12041" meta:non-whitespace-character-count="10413"/>
  </office:meta>
</office:document-meta>
</file>